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CommandsService.shutdownServiceAssembl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Service.installArchive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CommandsService.startServiceAssembl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Service.shutdownCompon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minCommandsService.undeployServiceAssembl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Service.listServiceAssemblies( String state , String componentName , String serviceAssembly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dminCommandsServic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dminCommandsService.stopCompon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minCommandsService.deployServiceAssembly( String file , boolean defer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CommandsService.listComponents( boolean excludeSEs , boolean excludeBCs , boolean excludePojos , String requiredState , String sharedLibraryName , String serviceAssemblyNam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5">
            <text:p text:style-name="Table_20_Contents">3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AdminCommandsService.listSharedLibraries( String componentName , String sharedLibrary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dminCommandsService.startCompon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minCommandsService.installSharedLibrary( String file , boolean defer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Commands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Service.uninstallComponen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dminCommands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Service.uninstallSharedLibrary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dminCommandsService.stopServiceAssembl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Service.installComponent( String file , Properties props , boolean defer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